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2b31d" officeooo:paragraph-rsid="0012b31d" style:font-weight-asian="bold" style:font-weight-complex="bold"/>
    </style:style>
    <style:style style:name="P3" style:family="paragraph" style:parent-style-name="Standard">
      <style:text-properties fo:font-weight="bold" officeooo:rsid="00118fc0" officeooo:paragraph-rsid="00118fc0" style:font-weight-asian="bold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officeooo:rsid="0012b31d" officeooo:paragraph-rsid="0012b31d"/>
    </style:style>
    <style:style style:name="P10" style:family="paragraph" style:parent-style-name="Standard">
      <style:text-properties officeooo:rsid="0012f0ae" officeooo:paragraph-rsid="0012f0ae"/>
    </style:style>
    <style:style style:name="T1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etector raigs X amb Si-PIN</text:p>
      <text:p text:style-name="Standard"/>
      <text:p text:style-name="P3">Fa servir un BPW34</text:p>
      <text:p text:style-name="Standard">https://circuitcellar.com/research-design-hub/projects/searching-for-gold-with-x-rays/</text:p>
      <text:p text:style-name="Standard"/>
      <text:p text:style-name="P2">resolution enhancement</text:p>
      <text:p text:style-name="P9">https://www.picotech.com/support/viewtopic.php?t=39463</text:p>
      <text:p text:style-name="P9">https://www.picotech.com/support/viewtopic.php?t=41138</text:p>
      <text:p text:style-name="P9">https://pubs.rsc.org/en/content/articlehtml/2022/ja/d1ja00425e</text:p>
      <text:p text:style-name="Standard"/>
      <text:p text:style-name="Standard">https://www.sciencedirect.com/science/article/abs/pii/S1350449524003256</text:p>
      <text:p text:style-name="Standard"/>
      <text:p text:style-name="P9">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Standard"/>
      <text:p text:style-name="Standard">https://physicsopenlab.org/2017/06/22/x-ray-spectroscopy-with-pin-photodiode/</text:p>
      <text:p text:style-name="Standard">Provar el circuit que donen</text:p>
      <text:p text:style-name="Standard">Els seus resultats no son bons.</text:p>
      <text:p text:style-name="Standard"/>
      <text:p text:style-name="P10">&gt;&gt;&gt;&gt;&gt;&gt;&gt;&gt;&gt;&gt;&gt;&gt;&gt;&gt;&gt;&gt;&gt;&gt;&gt;</text:p>
      <text:p text:style-name="P10">El document (MOLT BO):C:\MAT ESC 2024\ESPECTROSCOPIA Raigs X i gamma\Fluorescencia Raigs X\XRF amb Si_PIN fotodiodes\enhanced resolution\ advanced physics laboratory xrf2.cleaned.pdf</text:p>
      <text:p text:style-name="P10"/>
      <text:p text:style-name="P10">Fa referencia a un repostori pyton de launiversitat de Toronto</text:p>
      <text:p text:style-name="P10">https://www.physics.utoronto.ca/~phy326/python/index.htm#Fitting</text:p>
      <text:p text:style-name="P10"/>
      <text:p text:style-name="P10">A labview fitting a un gaussia</text:p>
      <text:p text:style-name="P10">https://www.ni.com/docs/en-US/bundle/labview-api-ref/page/vi-lib/analysis/6fits-llb/gaussian-peak-fit-vi.html?srsltid=AfmBOoqQb2I8rvIt9nfb9TFgDdVwWw9uTd8KwLUTIo_vYP-in1ZahOXX</text:p>
      <text:p text:style-name="P10">&gt;&gt;&gt;&gt;&gt;&gt;&gt;&gt;&gt;&gt;&gt;&gt;&gt;&gt;&gt;&gt;&gt;&gt;&gt;&gt;&gt;&gt;&gt;&gt;&gt;&gt;&gt;&gt;&gt;&gt;&gt;&gt;&gt;&gt;&gt;&gt;&gt;&gt;&gt;&gt;&gt;&gt;&gt;&gt;&gt;&gt;&gt;&gt;</text:p>
      <text:p text:style-name="Standard"/>
      <text:p text:style-name="P1">goulding landis signal processing semiconductors</text:p>
      <text:p text:style-name="Standard">Article de referencia molt bo sobre la captura de senyal i el tractament (el reomanen al datasheet del A250)</text:p>
      <text:p text:style-name="Standard"/>
      <text:p text:style-name="P1">Web bona nova zelanda</text:p>
      <text:p text:style-name="Standard">https://www.turtlesarehere.com/html/radiation-detector.html</text:p>
      <text:p text:style-name="Standard"/>
      <text:p text:style-name="P1">Construccio d'un charge sensitive amplifier sense opamps</text:p>
      <text:p text:style-name="Standard">A NOVEL CHARGE SENSITIVE PREAMPLIFIER <text:s/>WITHOUT THE FEEDBACK RESISTOR </text:p>
      <text:p text:style-name="Standard">Giuseppe BERTUCCIO", Pavel REHAK </text:p>
      <text:p text:style-name="Standard"/>
      <text:p text:style-name="P5">Detector del CERN per alfa</text:p>
      <text:p text:style-name="Standard">https://scoollab.web.cern.ch/diy-particle-detector</text:p>
      <text:p text:style-name="Standard">Fa servir el BPX61 que té una superfici mes gran (2,65x2,65) <text:s/>que elBPX65, que nomes té 1 mm2. </text:p>
      <text:p text:style-name="Standard">El fotodiode el fan funcionar sense bias i a mb l'integrat TLE2072</text:p>
      <text:p text:style-name="Standard"/>
      <text:p text:style-name="P4">https://www.youtube.com/watch?v=1uoUGNa_g_E</text:p>
      <text:p text:style-name="P4">El projecte és a : https://github.com/ozel/DIY_particle_detector</text:p>
      <text:p text:style-name="Standard">Esquema a : https://github.com/ozel/DIY_particle_detector/blob/master/hardware/V1.2/documentation/DIY%20particle%20detector%20schematic%20v1-2.pdf</text:p>
      <text:p text:style-name="Standard"><text:soft-page-break/></text:p>
      <text:p text:style-name="Standard"/>
      <text:p text:style-name="P7"/>
      <text:p text:style-name="P4">Construccio tub raigs X:</text:p>
      <text:p text:style-name="P4">https://www.highvoltageforum.net/index.php?topic=514.0</text:p>
      <text:p text:style-name="P4"/>
      <text:p text:style-name="P4">Veure circuit i algo d'exemple a :</text:p>
      <text:p text:style-name="P4">https://www.youtube.com/watch?v=mb6UlYsT58Y</text:p>
      <text:p text:style-name="P4"/>
      <text:p text:style-name="P4">Tutorial sobre circuits de pulsos</text:p>
      <text:p text:style-name="P4">https://www.tutorialspoint.com/pulse_circuits/pulse_circuits_bidirectional_sampling_gates.htm</text:p>
      <text:p text:style-name="P8"/>
      <text:p text:style-name="P6">APART D'AIXO: Com detectar la carrega d'una boira amb un FET</text:p>
      <text:p text:style-name="P6">https://techlib.com/electronics/cloud.htm <text:s text:c="3"/>aquesta pagina esta força be per temes d'aquests</text:p>
      <text:p text:style-name="P6"/>
      <text:p text:style-name="P6">Veure també el document sobre el detector de muons.</text:p>
      <text:p text:style-name="P6"/>
      <text:p text:style-name="P6">Un espectrometre gamma cutre pero curios amb escintilador de CsI : https://10maurycy10.github.io/projects/200_buck_xrf/</text:p>
      <text:p text:style-name="P6"/>
      <text:p text:style-name="P6">Interessant a : https://media.ccc.de/v/rc3-11546-measuring_radioactivity_using_low-cost_silicon_sensors#t=2102</text:p>
      <text:p text:style-name="P6">(xerrada <text:s/>HI ha circuits !!!!!)</text:p>
      <text:p text:style-name="P6">&gt;&gt;&gt;&gt;&gt;&gt;&gt;&gt;&gt;&gt;&gt;&gt;&gt;&gt;&gt;&gt;&gt;&gt;&gt;</text:p>
      <text:p text:style-name="P6">MOLT BO</text:p>
      <text:p text:style-name="P6"/>
      <text:p text:style-name="P6">https://indico.global/event/1462/contributions/28259/attachments/14386/22356/Emirhan_Ozben.pdf <text:s text:c="3"/>:</text:p>
      <text:p text:style-name="P6">For 300µm wafer thickness (most photodiodes) → 100% efficiency @ 10 keV → 1% efficiency @ 150 keV Interaction of γ’s : <text:span text:style-name="T1">Almost entirely Compton-Scattering for E&gt;60 keV , per sota de 30 keV la interacció quasi exclusivament és fotoelèctric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0:52:59.125000000</meta:creation-date>
    <dc:date>2025-06-05T11:21:53.941000000</dc:date>
    <meta:editing-duration>PT15H33M21S</meta:editing-duration>
    <meta:editing-cycles>12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49" meta:word-count="279" meta:character-count="3162" meta:non-whitespace-character-count="2920"/>
  </office:meta>
</office:document-meta>
</file>